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2.25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33"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34"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35" style:family="table-cell" style:parent-style-name="Default">
      <style:table-cell-properties fo:background-color="#dedce6"/>
      <style:text-properties style:font-name="Gentium Book Plus" fo:font-size="12pt" style:font-size-asian="12pt" style:font-size-complex="12pt"/>
    </style:style>
    <style:style style:name="ce36" style:family="table-cell" style:parent-style-name="Default">
      <style:table-cell-properties fo:background-color="#dde8cb"/>
      <style:text-properties style:font-name="Gentium Book Plus" fo:font-size="12pt" style:font-size-asian="12pt" style:font-size-complex="12pt"/>
    </style:style>
    <style:style style:name="ce37" style:family="table-cell" style:parent-style-name="Default">
      <style:table-cell-properties fo:background-color="#ffd8ce"/>
      <style:text-properties style:font-name="Gentium Book Plus" fo:font-size="12pt" style:font-size-asian="12pt" style:font-size-complex="12pt"/>
    </style:style>
    <style:style style:name="ce38" style:family="table-cell" style:parent-style-name="Default">
      <style:table-cell-properties fo:background-color="#e0c2cd"/>
      <style:text-properties style:font-name="Gentium Book Plus" fo:font-size="12pt" style:font-size-asian="12pt" style:font-size-complex="12pt"/>
    </style:style>
    <style:style style:name="ce39"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40" style:family="table-cell" style:parent-style-name="Default">
      <style:table-cell-properties fo:background-color="#ffd7d7"/>
      <style:text-properties style:font-name="Gentium Book Plus" fo:font-size="12pt" style:font-size-asian="12pt" style:font-size-complex="12pt"/>
    </style:style>
    <style:style style:name="ce41" style:family="table-cell" style:parent-style-name="Default">
      <style:table-cell-properties fo:background-color="#ffffd7"/>
      <style:text-properties style:font-name="Gentium Book Plus" fo:font-size="12pt" style:font-size-asian="12pt" style:font-size-complex="12pt"/>
    </style:style>
    <style:style style:name="ce42" style:family="table-cell" style:parent-style-name="Default">
      <style:table-cell-properties fo:background-color="#dee6ef"/>
      <style:text-properties style:font-name="Gentium Book Plus" fo:font-size="12pt" style:font-size-asian="12pt" style:font-size-complex="12pt"/>
    </style:style>
    <style:style style:name="ce43" style:family="table-cell" style:parent-style-name="Default">
      <style:table-cell-properties fo:background-color="#ffdbb6"/>
      <style:text-properties style:font-name="Gentium Book Plus" fo:font-size="12pt" style:font-size-asian="12pt" style:font-size-complex="12pt"/>
    </style:style>
    <style:style style:name="ce44" style:family="table-cell" style:parent-style-name="Default">
      <style:table-cell-properties fo:background-color="#dee7e5"/>
      <style:text-properties style:font-name="Gentium Book Plus" fo:font-size="12pt" style:font-size-asian="12pt" style:font-size-complex="12pt"/>
    </style:style>
    <style:style style:name="ce45" style:family="table-cell" style:parent-style-name="Default">
      <style:text-properties style:font-name="Gentium Book Plus" fo:font-size="12pt" style:font-size-asian="12pt" style:font-size-complex="12pt"/>
    </style:style>
    <style:style style:name="ce46" style:family="table-cell" style:parent-style-name="Default">
      <style:text-properties style:font-name="Gentium Book Plus" fo:font-size="12pt" fo:font-style="italic" style:font-size-asian="12pt" style:font-style-asian="italic" style:font-size-complex="12pt" style:font-style-complex="italic"/>
    </style:style>
    <style:style style:name="ce47"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48"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3"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5"/>
        <table:table-column table:style-name="co2" table:number-columns-repeated="7" table:default-cell-style-name="ce45"/>
        <table:table-column table:style-name="co3" table:number-columns-repeated="1014" table:default-cell-style-name="Default"/>
        <table:table-row table:style-name="ro1">
          <table:table-cell table:style-name="ce33" office:value-type="string" calcext:value-type="string">
            <text:p>coprosize v1.0.0 Copyright © 2022 Piotr Bajdek</text:p>
          </table:table-cell>
          <table:table-cell table:style-name="ce33" table:number-columns-repeated="6"/>
          <table:table-cell table:style-name="ce35"/>
          <table:table-cell table:number-columns-repeated="1014"/>
        </table:table-row>
        <table:table-row table:style-name="ro1">
          <table:table-cell table:style-name="ce33" office:value-type="string" calcext:value-type="string">
            <text:p>Supplement 2. Scat diameters and body masses</text:p>
          </table:table-cell>
          <table:table-cell table:style-name="ce33" table:number-columns-repeated="6"/>
          <table:table-cell table:style-name="ce35"/>
          <table:table-cell table:number-columns-repeated="1014"/>
        </table:table-row>
        <table:table-row table:style-name="ro1">
          <table:table-cell table:style-name="ce33" office:value-type="string" calcext:value-type="string">
            <text:p>Bajdek, P., 2022. coprosize (version 1.0.0). [computer software] <text:a xlink:href="https://github.com/piotrbajdek/coprosize" xlink:type="simple">https://github.com/piotrbajdek/coprosize</text:a></text:p>
          </table:table-cell>
          <table:table-cell table:style-name="ce33" table:number-columns-repeated="6"/>
          <table:table-cell table:style-name="ce35"/>
          <table:table-cell table:number-columns-repeated="1014"/>
        </table:table-row>
        <table:table-row table:style-name="ro1">
          <table:table-cell table:style-name="ce34" table:number-columns-repeated="7"/>
          <table:table-cell table:number-columns-repeated="1015"/>
        </table:table-row>
        <table:table-row table:style-name="ro1">
          <table:table-cell table:style-name="ce33" office:value-type="string" calcext:value-type="string">
            <text:p>Taxonomy</text:p>
          </table:table-cell>
          <table:table-cell table:style-name="ce33" office:value-type="string" calcext:value-type="string">
            <text:p>Species</text:p>
          </table:table-cell>
          <table:table-cell table:style-name="ce33" office:value-type="string" calcext:value-type="string">
            <text:p>Primary diet</text:p>
          </table:table-cell>
          <table:table-cell table:style-name="ce33" office:value-type="string" calcext:value-type="string">
            <text:p>Mean scat diameter (mm)</text:p>
          </table:table-cell>
          <table:table-cell table:style-name="ce33" office:value-type="string" calcext:value-type="string">
            <text:p>Mean adult body mass (kg)</text:p>
          </table:table-cell>
          <table:table-cell table:style-name="ce33" office:value-type="string" calcext:value-type="string">
            <text:p>Reference (scat diameter)</text:p>
          </table:table-cell>
          <table:table-cell table:style-name="ce33" office:value-type="string" calcext:value-type="string">
            <text:p>Reference (body mass)</text:p>
          </table:table-cell>
          <table:table-cell table:style-name="ce33" office:value-type="string" calcext:value-type="string">
            <text:p>Remarks</text:p>
          </table:table-cell>
          <table:table-cell table:number-columns-repeated="1014"/>
        </table:table-row>
        <table:table-row table:style-name="ro1">
          <table:table-cell table:style-name="ce35" office:value-type="string" calcext:value-type="string">
            <text:p>Amniota, Mammalia, Marsupialia, Didelphimorphia</text:p>
          </table:table-cell>
          <table:table-cell table:style-name="ce46" office:value-type="string" calcext:value-type="string">
            <text:p>Didelphis marsupialis</text:p>
          </table:table-cell>
          <table:table-cell table:style-name="ce35"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Trichosurus vulpecula</text:p>
          </table:table-cell>
          <table:table-cell table:style-name="ce36"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Petrogale lateralis</text:p>
          </table:table-cell>
          <table:table-cell table:style-name="ce36"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Trichosurus johnstonii</text:p>
          </table:table-cell>
          <table:table-cell table:style-name="ce36"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Phascolarctos cinereus</text:p>
          </table:table-cell>
          <table:table-cell table:style-name="ce36"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Thylogale stigmatica</text:p>
          </table:table-cell>
          <table:table-cell table:style-name="ce36"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Dendrolagus lumholtzi</text:p>
          </table:table-cell>
          <table:table-cell table:style-name="ce36"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45" table:number-columns-repeated="1014"/>
        </table:table-row>
        <table:table-row table:style-name="ro1">
          <table:table-cell table:style-name="ce35" office:value-type="string" calcext:value-type="string">
            <text:p>Amniota, Mammalia, Marsupialia, Diprotodontia</text:p>
          </table:table-cell>
          <table:table-cell table:style-name="ce46" office:value-type="string" calcext:value-type="string">
            <text:p>Vombatus ursinus</text:p>
          </table:table-cell>
          <table:table-cell table:style-name="ce36"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45" table:number-columns-repeated="1014"/>
        </table:table-row>
        <table:table-row table:style-name="ro1">
          <table:table-cell table:style-name="ce36" office:value-type="string" calcext:value-type="string">
            <text:p>Amniota, Mammalia, Monotremata</text:p>
          </table:table-cell>
          <table:table-cell table:style-name="ce46" office:value-type="string" calcext:value-type="string">
            <text:p>Tachyglossus aculeatus</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45" table:number-columns-repeated="1014"/>
        </table:table-row>
        <table:table-row table:style-name="ro1">
          <table:table-cell table:style-name="ce37" office:value-type="string" calcext:value-type="string">
            <text:p>Amniota, Mammalia, Placentalia, Afrotheria</text:p>
          </table:table-cell>
          <table:table-cell table:style-name="ce46" office:value-type="string" calcext:value-type="string">
            <text:p>Heterohyrax brucei</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45" table:number-columns-repeated="1014"/>
        </table:table-row>
        <table:table-row table:style-name="ro1">
          <table:table-cell table:style-name="ce37" office:value-type="string" calcext:value-type="string">
            <text:p>Amniota, Mammalia, Placentalia, Afrotheria</text:p>
          </table:table-cell>
          <table:table-cell table:style-name="ce46" office:value-type="string" calcext:value-type="string">
            <text:p>Procavia capensis</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45" table:number-columns-repeated="1014"/>
        </table:table-row>
        <table:table-row table:style-name="ro1">
          <table:table-cell table:style-name="ce37" office:value-type="string" calcext:value-type="string">
            <text:p>Amniota, Mammalia, Placentalia, Afrotheria</text:p>
          </table:table-cell>
          <table:table-cell table:style-name="ce46" office:value-type="string" calcext:value-type="string">
            <text:p>Dendrohyrax arboreus</text:p>
          </table:table-cell>
          <table:table-cell table:style-name="ce36"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37"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36"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37"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36"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Antilocapridae</text:p>
          </table:table-cell>
          <table:table-cell table:style-name="ce46" office:value-type="string" calcext:value-type="string">
            <text:p>Antilocapra americana</text:p>
          </table:table-cell>
          <table:table-cell table:style-name="ce36" office:value-type="string" calcext:value-type="string">
            <text:p>Herbivorous</text:p>
          </table:table-cell>
          <table:table-cell office:value-type="float" office:value="9" calcext:value-type="float">
            <text:p>9</text:p>
          </table:table-cell>
          <table:table-cell office:value-type="float" office:value="53.5" calcext:value-type="float">
            <text:p>53.5</text:p>
          </table:table-cell>
          <table:table-cell office:value-type="string" calcext:value-type="string">
            <text:p>Chame, M. 2003. Terrestrial mammal feces: a morphometric summary and description. 98 (Suppl. I): 71–94.</text:p>
          </table:table-cell>
          <table:table-cell office:value-type="string" calcext:value-type="string">
            <text:p>Krejci, K. and T. Dewey 2009. "Antilocapra americana" (On-line), Animal Diversity Web. Accessed June 27, 2022 at <text:a xlink:href="https://animaldiversity.org/accounts/Antilocapra_americana/" xlink:type="simple">https://animaldiversity.org/accounts/Antilocapra_america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Neotragus moschatus</text:p>
          </table:table-cell>
          <table:table-cell table:style-name="ce36" office:value-type="string" calcext:value-type="string">
            <text:p>Herbivorous</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Bora, S. 2002. "Neotragus moschatus" (On-line), Animal Diversity Web. Accessed June 27, 2022 at <text:a xlink:href="https://animaldiversity.org/accounts/Neotragus_moschatus/" xlink:type="simple">https://animaldiversity.org/accounts/Neotragus_moscha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Raphicerus sharpei</text:p>
          </table:table-cell>
          <table:table-cell table:style-name="ce36" office:value-type="string" calcext:value-type="string">
            <text:p>Herbivorous</text:p>
          </table:table-cell>
          <table:table-cell office:value-type="float" office:value="3" calcext:value-type="float">
            <text:p>3</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Hocking, S. 2004. "Raphicerus sharpei" (On-line), Animal Diversity Web. Accessed June 27, 2022 at <text:a xlink:href="https://animaldiversity.org/accounts/Raphicerus_sharpei/" xlink:type="simple">https://animaldiversity.org/accounts/Raphicerus_sharpe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Raphicerus campestris</text:p>
          </table:table-cell>
          <table:table-cell table:style-name="ce36" office:value-type="string" calcext:value-type="string">
            <text:p>Herbivorous</text:p>
          </table:table-cell>
          <table:table-cell office:value-type="float" office:value="4" calcext:value-type="float">
            <text:p>4</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Newell, T. 1999. "Raphicerus campestris" (On-line), Animal Diversity Web. Accessed June 27, 2022 at <text:a xlink:href="https://animaldiversity.org/accounts/Raphicerus_campestris/" xlink:type="simple">https://animaldiversity.org/accounts/Raphicerus_campestr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Raphicerus melanotis</text:p>
          </table:table-cell>
          <table:table-cell table:style-name="ce36" office:value-type="string" calcext:value-type="string">
            <text:p>Herbivorous</text:p>
          </table:table-cell>
          <table:table-cell office:value-type="float" office:value="4" calcext:value-type="float">
            <text:p>4</text:p>
          </table:table-cell>
          <table:table-cell office:value-type="float" office:value="15.5" calcext:value-type="float">
            <text:p>15.5</text:p>
          </table:table-cell>
          <table:table-cell office:value-type="string" calcext:value-type="string">
            <text:p>Chame, M. 2003. Terrestrial mammal feces: a morphometric summary and description. 98 (Suppl. I): 71–94.</text:p>
          </table:table-cell>
          <table:table-cell office:value-type="string" calcext:value-type="string">
            <text:p>Fowler, L. 2004. "Raphicerus melanotis" (On-line), Animal Diversity Web. Accessed June 27, 2022 at <text:a xlink:href="https://animaldiversity.org/accounts/Raphicerus_melanotis/" xlink:type="simple">https://animaldiversity.org/accounts/Raphicerus_melanot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Madoqua kirkii</text:p>
          </table:table-cell>
          <table:table-cell table:style-name="ce36"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reotragus oreotragus</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11.9" calcext:value-type="float">
            <text:p>11.9</text:p>
          </table:table-cell>
          <table:table-cell office:value-type="string" calcext:value-type="string">
            <text:p>Chame, M. 2003. Terrestrial mammal feces: a morphometric summary and description. 98 (Suppl. I): 71–94.</text:p>
          </table:table-cell>
          <table:table-cell office:value-type="string" calcext:value-type="string">
            <text:p>Ewacha, M. 2013. "Oreotragus oreotragus" (On-line), Animal Diversity Web. Accessed June 27, 2022 at <text:a xlink:href="https://animaldiversity.org/accounts/Oreotragus_oreotragus/" xlink:type="simple">https://animaldiversity.org/accounts/Oreotragus_oreotrag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urebia ourebi</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Chame, M. 2003. Terrestrial mammal feces: a morphometric summary and description. 98 (Suppl. I): 71–94.</text:p>
          </table:table-cell>
          <table:table-cell office:value-type="string" calcext:value-type="string">
            <text:p>Frey, D. 2000. "Ourebia ourebi" (On-line), Animal Diversity Web. Accessed June 27, 2022 at <text:a xlink:href="https://animaldiversity.org/accounts/Ourebia_ourebi/" xlink:type="simple">https://animaldiversity.org/accounts/Ourebia_oureb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Tragelaphus scriptus</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51.25" calcext:value-type="float">
            <text:p>51.2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scriptus" (On-line), Animal Diversity Web. Accessed June 27, 2022 at <text:a xlink:href="https://animaldiversity.org/accounts/Tragelaphus_scriptus/" xlink:type="simple">https://animaldiversity.org/accounts/Tragelaphus_scrip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Aepyceros melampus</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52.5" calcext:value-type="float">
            <text:p>52.5</text:p>
          </table:table-cell>
          <table:table-cell office:value-type="string" calcext:value-type="string">
            <text:p>Chame, M. 2003. Terrestrial mammal feces: a morphometric summary and description. 98 (Suppl. I): 71–94.</text:p>
          </table:table-cell>
          <table:table-cell office:value-type="string" calcext:value-type="string">
            <text:p>Lundrigan, B. and K. Sproull 2000. "Aepyceros melampus" (On-line), Animal Diversity Web. Accessed June 27, 2022 at <text:a xlink:href="https://animaldiversity.org/accounts/Aepyceros_melampus/" xlink:type="simple">https://animaldiversity.org/accounts/Aepyceros_melamp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Nanger granti</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Chame, M. 2003. Terrestrial mammal feces: a morphometric summary and description. 98 (Suppl. I): 71–94.</text:p>
          </table:table-cell>
          <table:table-cell office:value-type="string" calcext:value-type="string">
            <text:p>Khankari, N. 2006. "Nanger granti" (On-line), Animal Diversity Web. Accessed June 27, 2022 at <text:a xlink:href="https://animaldiversity.org/accounts/Nanger_granti/" xlink:type="simple">https://animaldiversity.org/accounts/Nanger_grant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Antidorcas marsupialis</text:p>
          </table:table-cell>
          <table:table-cell table:style-name="ce36" office:value-type="string" calcext:value-type="string">
            <text:p>Herbivorous</text:p>
          </table:table-cell>
          <table:table-cell office:value-type="float" office:value="7" calcext:value-type="float">
            <text:p>7</text:p>
          </table:table-cell>
          <table:table-cell office:value-type="float" office:value="39.5" calcext:value-type="float">
            <text:p>39.5</text:p>
          </table:table-cell>
          <table:table-cell office:value-type="string" calcext:value-type="string">
            <text:p>Chame, M. 2003. Terrestrial mammal feces: a morphometric summary and description. 98 (Suppl. I): 71–94.</text:p>
          </table:table-cell>
          <table:table-cell office:value-type="string" calcext:value-type="string">
            <text:p>Barnard, J. 1999. "Antidorcas marsupialis" (On-line), Animal Diversity Web. Accessed June 27, 2022 at <text:a xlink:href="https://animaldiversity.org/accounts/Antidorcas_marsupialis/" xlink:type="simple">https://animaldiversity.org/accounts/Antidorcas_marsupi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vis canadensis</text:p>
          </table:table-cell>
          <table:table-cell table:style-name="ce36" office:value-type="string" calcext:value-type="string">
            <text:p>Herbivorous</text:p>
          </table:table-cell>
          <table:table-cell office:value-type="float" office:value="7.5" calcext:value-type="float">
            <text:p>7.5</text:p>
          </table:table-cell>
          <table:table-cell office:value-type="float" office:value="97.5" calcext:value-type="float">
            <text:p>97.5</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Ovis canadensis" (On-line), Animal Diversity Web. Accessed June 27, 2022 at <text:a xlink:href="https://animaldiversity.org/accounts/Ovis_canadensis/" xlink:type="simple">https://animaldiversity.org/accounts/Ovis_canad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Redunca arundinum</text:p>
          </table:table-cell>
          <table:table-cell table:style-name="ce36" office:value-type="string" calcext:value-type="string">
            <text:p>Herbivorous</text:p>
          </table:table-cell>
          <table:table-cell office:value-type="float" office:value="9" calcext:value-type="float">
            <text:p>9</text:p>
          </table:table-cell>
          <table:table-cell office:value-type="float" office:value="58" calcext:value-type="float">
            <text:p>58</text:p>
          </table:table-cell>
          <table:table-cell office:value-type="string" calcext:value-type="string">
            <text:p>Chame, M. 2003. Terrestrial mammal feces: a morphometric summary and description. 98 (Suppl. I): 71–94.</text:p>
          </table:table-cell>
          <table:table-cell office:value-type="string" calcext:value-type="string">
            <text:p>Shanklin, A. 2004. "Redunca arundinum" (On-line), Animal Diversity Web. Accessed June 27, 2022 at <text:a xlink:href="https://animaldiversity.org/accounts/Redunca_arundinum/" xlink:type="simple">https://animaldiversity.org/accounts/Redunca_arundinum/</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Tragelaphus angasii</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86.5" calcext:value-type="float">
            <text:p>86.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angasii" (On-line), Animal Diversity Web. Accessed June 27, 2022 at <text:a xlink:href="https://animaldiversity.org/accounts/Tragelaphus_angasii/" xlink:type="simple">https://animaldiversity.org/accounts/Tragelaphus_angasi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ryx gazella</text:p>
          </table:table-cell>
          <table:table-cell table:style-name="ce36" office:value-type="string" calcext:value-type="string">
            <text:p>Herbivorous</text:p>
          </table:table-cell>
          <table:table-cell office:value-type="float" office:value="11" calcext:value-type="float">
            <text:p>11</text:p>
          </table:table-cell>
          <table:table-cell office:value-type="float" office:value="206.25" calcext:value-type="float">
            <text:p>206.25</text:p>
          </table:table-cell>
          <table:table-cell office:value-type="string" calcext:value-type="string">
            <text:p>Chame, M. 2003. Terrestrial mammal feces: a morphometric summary and description. 98 (Suppl. I): 71–94.</text:p>
          </table:table-cell>
          <table:table-cell office:value-type="string" calcext:value-type="string">
            <text:p>Sanders, S. 2005. "Oryx gazella" (On-line), Animal Diversity Web. Accessed June 27, 2022 at <text:a xlink:href="https://animaldiversity.org/accounts/Oryx_gazella/" xlink:type="simple">https://animaldiversity.org/accounts/Oryx_gazell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Damaliscus lunatus</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118.5" calcext:value-type="float">
            <text:p>118.5</text:p>
          </table:table-cell>
          <table:table-cell office:value-type="string" calcext:value-type="string">
            <text:p>Chame, M. 2003. Terrestrial mammal feces: a morphometric summary and description. 98 (Suppl. I): 71–94.</text:p>
          </table:table-cell>
          <table:table-cell office:value-type="string" calcext:value-type="string">
            <text:p>Newell, T. 1999. "Damaliscus lunatus" (On-line), Animal Diversity Web. Accessed June 27, 2022 at <text:a xlink:href="https://animaldiversity.org/accounts/Damaliscus_lunatus/" xlink:type="simple">https://animaldiversity.org/accounts/Damaliscus_luna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Hippotragus niger</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229" calcext:value-type="float">
            <text:p>229</text:p>
          </table:table-cell>
          <table:table-cell office:value-type="string" calcext:value-type="string">
            <text:p>Chame, M. 2003. Terrestrial mammal feces: a morphometric summary and description. 98 (Suppl. I): 71–94.</text:p>
          </table:table-cell>
          <table:table-cell office:value-type="string" calcext:value-type="string">
            <text:p>Roenning, E. 2002. "Hippotragus niger" (On-line), Animal Diversity Web. Accessed June 27, 2022 at <text:a xlink:href="https://animaldiversity.org/accounts/Hippotragus_niger/" xlink:type="simple">https://animaldiversity.org/accounts/Hippotragus_niger/</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Ovibos moschatus</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Elder, S. 2005. "Ovibos moschatus" (On-line), Animal Diversity Web. Accessed June 27, 2022 at <text:a xlink:href="https://animaldiversity.org/accounts/Ovibos_moschatus/" xlink:type="simple">https://animaldiversity.org/accounts/Ovibos_moscha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Taurotragus oryx</text:p>
          </table:table-cell>
          <table:table-cell table:style-name="ce36" office:value-type="string" calcext:value-type="string">
            <text:p>Herbivorous</text:p>
          </table:table-cell>
          <table:table-cell office:value-type="float" office:value="21" calcext:value-type="float">
            <text:p>21</text:p>
          </table:table-cell>
          <table:table-cell office:value-type="float" office:value="575" calcext:value-type="float">
            <text:p>575</text:p>
          </table:table-cell>
          <table:table-cell office:value-type="string" calcext:value-type="string">
            <text:p>Chame, M. 2003. Terrestrial mammal feces: a morphometric summary and description. 98 (Suppl. I): 71–94.</text:p>
          </table:table-cell>
          <table:table-cell office:value-type="string" calcext:value-type="string">
            <text:p>Fahey, B. 1999. "Taurotragus oryx" (On-line), Animal Diversity Web. Accessed June 27, 2022 at <text:a xlink:href="https://animaldiversity.org/accounts/Taurotragus_oryx/" xlink:type="simple">https://animaldiversity.org/accounts/Taurotragus_oryx/</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Bovidae</text:p>
          </table:table-cell>
          <table:table-cell table:style-name="ce46" office:value-type="string" calcext:value-type="string">
            <text:p>Philantomba monticola</text:p>
          </table:table-cell>
          <table:table-cell table:style-name="ce35" office:value-type="string" calcext:value-type="string">
            <text:p>Omnivorous</text:p>
          </table:table-cell>
          <table:table-cell table:number-columns-repeated="2"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Siciliano, L. 2014. "Philantomba monticola" (On-line), Animal Diversity Web. Accessed June 27, 2022 at <text:a xlink:href="https://animaldiversity.org/accounts/Philantomba_monticola/" xlink:type="simple">https://animaldiversity.org/accounts/Philantomba_monticol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Mazama americana</text:p>
          </table:table-cell>
          <table:table-cell table:style-name="ce36" office:value-type="string" calcext:value-type="string">
            <text:p>Herbivorous</text:p>
          </table:table-cell>
          <table:table-cell office:value-type="float" office:value="8.1" calcext:value-type="float">
            <text:p>8.1</text:p>
          </table:table-cell>
          <table:table-cell office:value-type="float" office:value="37.5" calcext:value-type="float">
            <text:p>37.5</text:p>
          </table:table-cell>
          <table:table-cell office:value-type="string" calcext:value-type="string">
            <text:p>Chame, M. 2003. Terrestrial mammal feces: a morphometric summary and description. 98 (Suppl. I): 71–94.</text:p>
          </table:table-cell>
          <table:table-cell office:value-type="string" calcext:value-type="string">
            <text:p>Kossel, K. 2013. "Mazama americana" (On-line), Animal Diversity Web. Accessed June 27, 2022 at <text:a xlink:href="https://animaldiversity.org/accounts/Mazama_americana/" xlink:type="simple">https://animaldiversity.org/accounts/Mazama_america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Capreolus capreolus</text:p>
          </table:table-cell>
          <table:table-cell table:style-name="ce36" office:value-type="string" calcext:value-type="string">
            <text:p>Herbivorous</text:p>
          </table:table-cell>
          <table:table-cell office:value-type="float" office:value="8.5" calcext:value-type="float">
            <text:p>8.5</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 Jacques, K. 2000. "Capreolus capreolus" (On-line), Animal Diversity Web. Accessed June 27, 2022 at <text:a xlink:href="https://animaldiversity.org/accounts/Capreolus_capreolus/" xlink:type="simple">https://animaldiversity.org/accounts/Capreolus_capreolus/</text:a></text:p>
          </table:table-cell>
          <table:table-cell office:value-type="string" calcext:value-type="string">
            <text:p>none</text:p>
          </table:table-cell>
          <table:table-cell table:number-columns-repeated="1014"/>
        </table:table-row>
        <table:table-row table:style-name="ro1">
          <table:table-cell table:style-name="ce39" office:value-type="string" calcext:value-type="string">
            <text:p>Amniota, Mammalia, Placentalia, Artiodactyla, Cervidae</text:p>
          </table:table-cell>
          <table:table-cell table:style-name="ce46" office:value-type="string" calcext:value-type="string">
            <text:p>Dama dama</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Odocoileus hemionus</text:p>
          </table:table-cell>
          <table:table-cell table:style-name="ce36" office:value-type="string" calcext:value-type="string">
            <text:p>Herbivorous</text:p>
          </table:table-cell>
          <table:table-cell office:value-type="float" office:value="10.5" calcext:value-type="float">
            <text:p>10.5</text:p>
          </table:table-cell>
          <table:table-cell office:value-type="float" office:value="78.25" calcext:value-type="float">
            <text:p>78.25</text:p>
          </table:table-cell>
          <table:table-cell office:value-type="string" calcext:value-type="string">
            <text:p>Chame, M. 2003. Terrestrial mammal feces: a morphometric summary and description. 98 (Suppl. I): 71–94.</text:p>
          </table:table-cell>
          <table:table-cell office:value-type="string" calcext:value-type="string">
            <text:p>Misuraca, M. 1999. "Odocoileus hemionus" (On-line), Animal Diversity Web. Accessed June 27, 2022 at <text:a xlink:href="https://animaldiversity.org/accounts/Odocoileus_hemionus/" xlink:type="simple">https://animaldiversity.org/accounts/Odocoileus_hemion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Cervus elaphus</text:p>
          </table:table-cell>
          <table:table-cell table:style-name="ce36"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Cervidae</text:p>
          </table:table-cell>
          <table:table-cell table:style-name="ce46" office:value-type="string" calcext:value-type="string">
            <text:p>Alces alces</text:p>
          </table:table-cell>
          <table:table-cell table:style-name="ce36"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Giraffidae</text:p>
          </table:table-cell>
          <table:table-cell table:style-name="ce46" office:value-type="string" calcext:value-type="string">
            <text:p>Giraffa camelopardalis</text:p>
          </table:table-cell>
          <table:table-cell table:style-name="ce36"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Suidae</text:p>
          </table:table-cell>
          <table:table-cell table:style-name="ce46" office:value-type="string" calcext:value-type="string">
            <text:p>Potamochoerus porcus</text:p>
          </table:table-cell>
          <table:table-cell table:style-name="ce35"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Suidae</text:p>
          </table:table-cell>
          <table:table-cell table:style-name="ce46" office:value-type="string" calcext:value-type="string">
            <text:p>Phacochoerus aethiopicus</text:p>
          </table:table-cell>
          <table:table-cell table:style-name="ce35"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Suidae</text:p>
          </table:table-cell>
          <table:table-cell table:style-name="ce46" office:value-type="string" calcext:value-type="string">
            <text:p>Sus scrofa</text:p>
          </table:table-cell>
          <table:table-cell table:style-name="ce35" office:value-type="string" calcext:value-type="string">
            <text:p>Omnivorous</text:p>
          </table:table-cell>
          <table:table-cell office:value-type="float" office:value="60" calcext:value-type="float">
            <text:p>60</text:p>
          </table:table-cell>
          <table:table-cell office:value-type="float" office:value="92.5" calcext:value-type="float">
            <text:p>9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Olsen, L.-H. 2013. Tracks and signs of the animals and birds of Britain and Europe. Princeton University Press, Princeton and Oxford.</text:p>
          </table:table-cell>
          <table:table-cell office:value-type="string" calcext:value-type="string">
            <text:p>Measured from photos (n=2).</text:p>
          </table:table-cell>
          <table:table-cell table:number-columns-repeated="1014"/>
        </table:table-row>
        <table:table-row table:style-name="ro1">
          <table:table-cell table:style-name="ce38" office:value-type="string" calcext:value-type="string">
            <text:p>Amniota, Mammalia, Placentalia, Artiodactyla, Tayassuidae</text:p>
          </table:table-cell>
          <table:table-cell table:style-name="ce46" office:value-type="string" calcext:value-type="string">
            <text:p>Tayassu pecari</text:p>
          </table:table-cell>
          <table:table-cell table:style-name="ce35" office:value-type="string" calcext:value-type="string">
            <text:p>Omnivorous</text:p>
          </table:table-cell>
          <table:table-cell office:value-type="float" office:value="10.5" calcext:value-type="float">
            <text:p>10.5</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Csomos, R. 2001. "Tayassu pecari" (On-line), Animal Diversity Web. Accessed June 27, 2022 at <text:a xlink:href="https://animaldiversity.org/accounts/Tayassu_pecari/" xlink:type="simple">https://animaldiversity.org/accounts/Tayassu_pecar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Artiodactyla, Tayassuidae</text:p>
          </table:table-cell>
          <table:table-cell table:style-name="ce46" office:value-type="string" calcext:value-type="string">
            <text:p>Dicotyles tajacu</text:p>
          </table:table-cell>
          <table:table-cell table:style-name="ce35" office:value-type="string" calcext:value-type="string">
            <text:p>Omnivorous</text:p>
          </table:table-cell>
          <table:table-cell office:value-type="float" office:value="17" calcext:value-type="float">
            <text:p>17</text:p>
          </table:table-cell>
          <table:table-cell office:value-type="float" office:value="20" calcext:value-type="float">
            <text:p>20</text:p>
          </table:table-cell>
          <table:table-cell office:value-type="string" calcext:value-type="string">
            <text:p>Chame, M. 2003. Terrestrial mammal feces: a morphometric summary and description. 98 (Suppl. I): 71–94.</text:p>
          </table:table-cell>
          <table:table-cell office:value-type="string" calcext:value-type="string">
            <text:p>Ingmarsson, L. 1999. "Pecari tajacu" (On-line), Animal Diversity Web. Accessed June 27, 2022 at <text:a xlink:href="https://animaldiversity.org/accounts/Pecari_tajacu/" xlink:type="simple">https://animaldiversity.org/accounts/Pecari_tajacu/</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Vulpes chama</text:p>
          </table:table-cell>
          <table:table-cell table:style-name="ce40"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Otocyon megalotis</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Cerdocyon thous</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Canis lupus</text:p>
          </table:table-cell>
          <table:table-cell table:style-name="ce40"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Lycaon pictus</text:p>
          </table:table-cell>
          <table:table-cell table:style-name="ce40"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Urocyon cinereoargenteus</text:p>
          </table:table-cell>
          <table:table-cell table:style-name="ce35"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Lupulella adusta</text:p>
          </table:table-cell>
          <table:table-cell table:style-name="ce35"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7" office:value-type="string" calcext:value-type="string">
            <text:p><text:span text:style-name="T2">Vulpes vulpes</text:span></text:p>
          </table:table-cell>
          <table:table-cell table:style-name="ce35"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Canis mesomelas</text:p>
          </table:table-cell>
          <table:table-cell table:style-name="ce35"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Canidae</text:p>
          </table:table-cell>
          <table:table-cell table:style-name="ce46" office:value-type="string" calcext:value-type="string">
            <text:p>Canis latrans</text:p>
          </table:table-cell>
          <table:table-cell table:style-name="ce35"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Felis nigripes</text:p>
          </table:table-cell>
          <table:table-cell table:style-name="ce40"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Leopardus tigrinus</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8" office:value-type="string" calcext:value-type="string">
            <text:p><text:span text:style-name="T2">Felis silvestris</text:span></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Leopardus pardalis</text:p>
          </table:table-cell>
          <table:table-cell table:style-name="ce40"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Caracal caracal</text:p>
          </table:table-cell>
          <table:table-cell table:style-name="ce40"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Leptailurus serval</text:p>
          </table:table-cell>
          <table:table-cell table:style-name="ce40"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Panthera onca</text:p>
          </table:table-cell>
          <table:table-cell table:style-name="ce40"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Puma concolor</text:p>
          </table:table-cell>
          <table:table-cell table:style-name="ce40"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Felidae</text:p>
          </table:table-cell>
          <table:table-cell table:style-name="ce46" office:value-type="string" calcext:value-type="string">
            <text:p>Panthera leo</text:p>
          </table:table-cell>
          <table:table-cell table:style-name="ce40"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Cynictis penicillata</text:p>
          </table:table-cell>
          <table:table-cell table:style-name="ce40"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Helogale parvula</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Suricata suricatta</text:p>
          </table:table-cell>
          <table:table-cell table:style-name="ce40"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Galerella pulverulenta</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Mungos mungo</text:p>
          </table:table-cell>
          <table:table-cell table:style-name="ce35"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Galerella sanguinea</text:p>
          </table:table-cell>
          <table:table-cell table:style-name="ce35"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Ichneumia albicauda</text:p>
          </table:table-cell>
          <table:table-cell table:style-name="ce35"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Atilax paludinosus</text:p>
          </table:table-cell>
          <table:table-cell table:style-name="ce35"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erpestidae</text:p>
          </table:table-cell>
          <table:table-cell table:style-name="ce46" office:value-type="string" calcext:value-type="string">
            <text:p>Herpestes ichneumon</text:p>
          </table:table-cell>
          <table:table-cell table:style-name="ce35"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Hyaenidae</text:p>
          </table:table-cell>
          <table:table-cell table:style-name="ce46" office:value-type="string" calcext:value-type="string">
            <text:p>Proteles cristata</text:p>
          </table:table-cell>
          <table:table-cell table:style-name="ce40"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ustela nivalis</text:p>
          </table:table-cell>
          <table:table-cell table:style-name="ce40"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ustela erminea</text:p>
          </table:table-cell>
          <table:table-cell table:style-name="ce40"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ustela frenata</text:p>
          </table:table-cell>
          <table:table-cell table:style-name="ce40"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8" office:value-type="string" calcext:value-type="string">
            <text:p><text:span text:style-name="T2">Mustela putorius</text:span></text:p>
          </table:table-cell>
          <table:table-cell table:style-name="ce40"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Taxidea taxus</text:p>
          </table:table-cell>
          <table:table-cell table:style-name="ce40"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Aonyx capensis</text:p>
          </table:table-cell>
          <table:table-cell table:style-name="ce40"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Enhydra lutris</text:p>
          </table:table-cell>
          <table:table-cell table:style-name="ce40"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Spilogale putorius</text:p>
          </table:table-cell>
          <table:table-cell table:style-name="ce35"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8" office:value-type="string" calcext:value-type="string">
            <text:p><text:span text:style-name="T2">Martes martes</text:span></text:p>
          </table:table-cell>
          <table:table-cell table:style-name="ce35"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8" office:value-type="string" calcext:value-type="string">
            <text:p><text:span text:style-name="T2">Martes foina</text:span></text:p>
          </table:table-cell>
          <table:table-cell table:style-name="ce35"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artes pennanti</text:p>
          </table:table-cell>
          <table:table-cell table:style-name="ce35"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ephitis mephitis</text:p>
          </table:table-cell>
          <table:table-cell table:style-name="ce35"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8" office:value-type="string" calcext:value-type="string">
            <text:p><text:span text:style-name="T2">Meles meles</text:span></text:p>
          </table:table-cell>
          <table:table-cell table:style-name="ce35"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Mustelidae</text:p>
          </table:table-cell>
          <table:table-cell table:style-name="ce46" office:value-type="string" calcext:value-type="string">
            <text:p>Mellivora capensis</text:p>
          </table:table-cell>
          <table:table-cell table:style-name="ce35"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Otariidae</text:p>
          </table:table-cell>
          <table:table-cell table:style-name="ce46" office:value-type="string" calcext:value-type="string">
            <text:p>Zalophus californianus</text:p>
          </table:table-cell>
          <table:table-cell table:style-name="ce40" office:value-type="string" calcext:value-type="string">
            <text:p>Carnivorous</text:p>
          </table:table-cell>
          <table:table-cell office:value-type="float" office:value="30" calcext:value-type="float">
            <text:p>30</text:p>
          </table:table-cell>
          <table:table-cell office:value-type="float" office:value="183" calcext:value-type="float">
            <text:p>183</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rice, R. 2002. "Zalophus californianus" (On-line), Animal Diversity Web. Accessed June 27, 2022 at <text:a xlink:href="https://animaldiversity.org/accounts/Zalophus_californianus/" xlink:type="simple">https://animaldiversity.org/accounts/Zalophus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38" office:value-type="string" calcext:value-type="string">
            <text:p>Amniota, Mammalia, Placentalia, Carnivora, Procyonidae</text:p>
          </table:table-cell>
          <table:table-cell table:style-name="ce46" office:value-type="string" calcext:value-type="string">
            <text:p>Bassariscus astutus</text:p>
          </table:table-cell>
          <table:table-cell table:style-name="ce35" office:value-type="string" calcext:value-type="string">
            <text:p>Omnivorous</text:p>
          </table:table-cell>
          <table:table-cell office:value-type="float" office:value="10" calcext:value-type="float">
            <text:p>10</text:p>
          </table:table-cell>
          <table:table-cell office:value-type="float" office:value="0.9" calcext:value-type="float">
            <text:p>0.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Procyonidae</text:p>
          </table:table-cell>
          <table:table-cell table:style-name="ce46" office:value-type="string" calcext:value-type="string">
            <text:p>Nasua narica</text:p>
          </table:table-cell>
          <table:table-cell table:style-name="ce35" office:value-type="string" calcext:value-type="string">
            <text:p>Omnivorous</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Procyonidae</text:p>
          </table:table-cell>
          <table:table-cell table:style-name="ce46" office:value-type="string" calcext:value-type="string">
            <text:p>Procyon lotor</text:p>
          </table:table-cell>
          <table:table-cell table:style-name="ce35" office:value-type="string" calcext:value-type="string">
            <text:p>Omnivorous</text:p>
          </table:table-cell>
          <table:table-cell office:value-type="float" office:value="19" calcext:value-type="float">
            <text:p>19</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Ursidae</text:p>
          </table:table-cell>
          <table:table-cell table:style-name="ce46" office:value-type="string" calcext:value-type="string">
            <text:p>Ursus americanus</text:p>
          </table:table-cell>
          <table:table-cell table:style-name="ce35"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Ursidae</text:p>
          </table:table-cell>
          <table:table-cell table:style-name="ce46" office:value-type="string" calcext:value-type="string">
            <text:p>Ursus arctos horribilis</text:p>
          </table:table-cell>
          <table:table-cell table:style-name="ce35"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Ursidae</text:p>
          </table:table-cell>
          <table:table-cell table:style-name="ce46" office:value-type="string" calcext:value-type="string">
            <text:p>Ursus arctos horribilis</text:p>
          </table:table-cell>
          <table:table-cell table:style-name="ce35"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arnivora, Viverridae</text:p>
          </table:table-cell>
          <table:table-cell table:style-name="ce46" office:value-type="string" calcext:value-type="string">
            <text:p>Genetta tigrina</text:p>
          </table:table-cell>
          <table:table-cell table:style-name="ce35"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Chiroptera, Vespertilionidae</text:p>
          </table:table-cell>
          <table:table-cell table:style-name="ce46" office:value-type="string" calcext:value-type="string">
            <text:p>Antrozous pallidus</text:p>
          </table:table-cell>
          <table:table-cell table:style-name="ce40" office:value-type="string" calcext:value-type="string">
            <text:p>Carnivorous</text:p>
          </table:table-cell>
          <table:table-cell office:value-type="float" office:value="2.4" calcext:value-type="float">
            <text:p>2.4</text:p>
          </table:table-cell>
          <table:table-cell office:value-type="float" office:value="0.0225" calcext:value-type="float">
            <text:p>0.02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eber, K. 2009. "Antrozous pallidus" (On-line), Animal Diversity Web. Accessed June 28, 2022 at <text:a xlink:href="https://animaldiversity.org/accounts/Antrozous_pallidus/" xlink:type="simple">https://animaldiversity.org/accounts/Antrozous_pallid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38" office:value-type="string" calcext:value-type="string">
            <text:p>Amniota, Mammalia, Placentalia, Chiroptera, Vespertilionidae</text:p>
          </table:table-cell>
          <table:table-cell table:style-name="ce46" office:value-type="string" calcext:value-type="string">
            <text:p>Myotis lucifugus</text:p>
          </table:table-cell>
          <table:table-cell table:style-name="ce40" office:value-type="string" calcext:value-type="string">
            <text:p>Carnivorous</text:p>
          </table:table-cell>
          <table:table-cell office:value-type="float" office:value="2.5" calcext:value-type="float">
            <text:p>2.5</text:p>
          </table:table-cell>
          <table:table-cell office:value-type="float" office:value="0.0095" calcext:value-type="float">
            <text:p>0.009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Havens, A. 2006. "Myotis lucifugus" (On-line), Animal Diversity Web. Accessed June 28, 2022 at <text:a xlink:href="https://animaldiversity.org/accounts/Myotis_lucifugus/" xlink:type="simple">https://animaldiversity.org/accounts/Myotis_lucifug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38" office:value-type="string" calcext:value-type="string">
            <text:p>Amniota, Mammalia, Placentalia, Eulipotyphla</text:p>
          </table:table-cell>
          <table:table-cell table:style-name="ce46" office:value-type="string" calcext:value-type="string">
            <text:p>Cryptotis parva</text:p>
          </table:table-cell>
          <table:table-cell table:style-name="ce40"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Eulipotyphla</text:p>
          </table:table-cell>
          <table:table-cell table:style-name="ce46" office:value-type="string" calcext:value-type="string">
            <text:p>Sorex articus</text:p>
          </table:table-cell>
          <table:table-cell table:style-name="ce40"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Eulipotyphla</text:p>
          </table:table-cell>
          <table:table-cell table:style-name="ce46" office:value-type="string" calcext:value-type="string">
            <text:p>Blarina brevicauda</text:p>
          </table:table-cell>
          <table:table-cell table:style-name="ce40"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Eulipotyphla</text:p>
          </table:table-cell>
          <table:table-cell table:style-name="ce46" office:value-type="string" calcext:value-type="string">
            <text:p>Erinaceus europaeus</text:p>
          </table:table-cell>
          <table:table-cell table:style-name="ce40"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Ochotona princeps</text:p>
          </table:table-cell>
          <table:table-cell table:style-name="ce36" office:value-type="string" calcext:value-type="string">
            <text:p>Herbivorous</text:p>
          </table:table-cell>
          <table:table-cell office:value-type="float" office:value="4.3" calcext:value-type="float">
            <text:p>4.3</text:p>
          </table:table-cell>
          <table:table-cell office:value-type="float" office:value="0.1485" calcext:value-type="float">
            <text:p>0.148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eri, A. 2012. "Ochotona princeps" (On-line), Animal Diversity Web. Accessed June 28, 2022 at <text:a xlink:href="https://animaldiversity.org/accounts/Ochotona_princeps/" xlink:type="simple">https://animaldiversity.org/accounts/Ochotona_princeps/</text:a></text:p>
          </table:table-cell>
          <table:table-cell office:value-type="string" calcext:value-type="string">
            <text:p>Measured from photos (n=7) in Elbroch et al. (2012).</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Brachylagus idahoensis</text:p>
          </table:table-cell>
          <table:table-cell table:style-name="ce36" office:value-type="string" calcext:value-type="string">
            <text:p>Herbivorous</text:p>
          </table:table-cell>
          <table:table-cell office:value-type="float" office:value="4.5" calcext:value-type="float">
            <text:p>4.5</text:p>
          </table:table-cell>
          <table:table-cell office:value-type="float" office:value="0.417" calcext:value-type="float">
            <text:p>0.417</text:p>
          </table:table-cell>
          <table:table-cell office:value-type="string" calcext:value-type="string">
            <text:p>Chame, M. 2003. Terrestrial mammal feces: a morphometric summary and description. 98 (Suppl. I): 71–94.</text:p>
          </table:table-cell>
          <table:table-cell office:value-type="string" calcext:value-type="string">
            <text:p>Rohde, A. 2006. "Brachylagus idahoensis" (On-line), Animal Diversity Web. Accessed June 21, 2022 at <text:a xlink:href="https://animaldiversity.org/accounts/Brachylagus_idahoensis/" xlink:type="simple">https://animaldiversity.org/accounts/Brachylagus_idaho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Sylvilagus bachmani</text:p>
          </table:table-cell>
          <table:table-cell table:style-name="ce36" office:value-type="string" calcext:value-type="string">
            <text:p>Herbivorous</text:p>
          </table:table-cell>
          <table:table-cell office:value-type="float" office:value="7.5" calcext:value-type="float">
            <text:p>7.5</text:p>
          </table:table-cell>
          <table:table-cell office:value-type="float" office:value="0.71" calcext:value-type="float">
            <text:p>0.7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ane, S. and R. Csomos 2002. "Sylvilagus bachmani" (On-line), Animal Diversity Web. Accessed June 28, 2022 at <text:a xlink:href="https://animaldiversity.org/accounts/Sylvilagus_bachmani/" xlink:type="simple">https://animaldiversity.org/accounts/Sylvilagus_bachmani/</text:a></text:p>
          </table:table-cell>
          <table:table-cell office:value-type="string" calcext:value-type="string">
            <text:p>Measured from photos (n=19) in Elbroch et al. (2012).</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Sylvilagus floridanus</text:p>
          </table:table-cell>
          <table:table-cell table:style-name="ce36" office:value-type="string" calcext:value-type="string">
            <text:p>Herbivorous</text:p>
          </table:table-cell>
          <table:table-cell office:value-type="float" office:value="8" calcext:value-type="float">
            <text:p>8</text:p>
          </table:table-cell>
          <table:table-cell office:value-type="float" office:value="1.165" calcext:value-type="float">
            <text:p>1.165</text:p>
          </table:table-cell>
          <table:table-cell office:value-type="string" calcext:value-type="string">
            <text:p>Chame, M. 2003. Terrestrial mammal feces: a morphometric summary and description. 98 (Suppl. I): 71–94.</text:p>
          </table:table-cell>
          <table:table-cell office:value-type="string" calcext:value-type="string">
            <text:p>Mikita, K. 1999. "Sylvilagus floridanus" (On-line), Animal Diversity Web. Accessed June 21, 2022 at <text:a xlink:href="https://animaldiversity.org/accounts/Sylvilagus_floridanus/" xlink:type="simple">https://animaldiversity.org/accounts/Sylvilagus_floridan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Oryctolagus cuniculus</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Lepus townsendii</text:p>
          </table:table-cell>
          <table:table-cell table:style-name="ce36" office:value-type="string" calcext:value-type="string">
            <text:p>Herbivorous</text:p>
          </table:table-cell>
          <table:table-cell office:value-type="float" office:value="11.5" calcext:value-type="float">
            <text:p>11.5</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Gosline, A. 2001. "Lepus townsendii" (On-line), Animal Diversity Web. Accessed June 21, 2022 at <text:a xlink:href="https://animaldiversity.org/accounts/Lepus_townsendii/" xlink:type="simple">https://animaldiversity.org/accounts/Lepus_townsendi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Lepus arcticus</text:p>
          </table:table-cell>
          <table:table-cell table:style-name="ce36" office:value-type="string" calcext:value-type="string">
            <text:p>Herbivorous</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Betzler, B. 2015. "Lepus arcticus" (On-line), Animal Diversity Web. Accessed June 21, 2022 at <text:a xlink:href="https://animaldiversity.org/accounts/Lepus_arcticus/" xlink:type="simple">https://animaldiversity.org/accounts/Lepus_arct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Lagomorpha</text:p>
          </table:table-cell>
          <table:table-cell table:style-name="ce46" office:value-type="string" calcext:value-type="string">
            <text:p>Lepus capensis</text:p>
          </table:table-cell>
          <table:table-cell table:style-name="ce36"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Aplodontiidae</text:p>
          </table:table-cell>
          <table:table-cell table:style-name="ce46" office:value-type="string" calcext:value-type="string">
            <text:p>Aplodontia rufa</text:p>
          </table:table-cell>
          <table:table-cell table:style-name="ce36" office:value-type="string" calcext:value-type="string">
            <text:p>Herbivorous</text:p>
          </table:table-cell>
          <table:table-cell office:value-type="float" office:value="5" calcext:value-type="float">
            <text:p>5</text:p>
          </table:table-cell>
          <table:table-cell office:value-type="float" office:value="1.125" calcext:value-type="float">
            <text:p>1.125</text:p>
          </table:table-cell>
          <table:table-cell office:value-type="string" calcext:value-type="string">
            <text:p>Chame, M. 2003. Terrestrial mammal feces: a morphometric summary and description. 98 (Suppl. I): 71–94.</text:p>
          </table:table-cell>
          <table:table-cell office:value-type="string" calcext:value-type="string">
            <text:p>Newell, T. 2002. "Aplodontia rufa" (On-line), Animal Diversity Web. Accessed June 21, 2022 at <text:a xlink:href="https://animaldiversity.org/accounts/Aplodontia_rufa/" xlink:type="simple">https://animaldiversity.org/accounts/Aplodontia_ruf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astoridae</text:p>
          </table:table-cell>
          <table:table-cell table:style-name="ce46" office:value-type="string" calcext:value-type="string">
            <text:p>Castor canadensis</text:p>
          </table:table-cell>
          <table:table-cell table:style-name="ce36" office:value-type="string" calcext:value-type="string">
            <text:p>Herbivorous</text:p>
          </table:table-cell>
          <table:table-cell office:value-type="float" office:value="18" calcext:value-type="float">
            <text:p>18</text:p>
          </table:table-cell>
          <table:table-cell office:value-type="float" office:value="20.5" calcext:value-type="float">
            <text:p>20.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astoridae</text:p>
          </table:table-cell>
          <table:table-cell table:style-name="ce46" office:value-type="string" calcext:value-type="string">
            <text:p>Castor fiber</text:p>
          </table:table-cell>
          <table:table-cell table:style-name="ce36"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aviidae</text:p>
          </table:table-cell>
          <table:table-cell table:style-name="ce46" office:value-type="string" calcext:value-type="string">
            <text:p>Galea spixii</text:p>
          </table:table-cell>
          <table:table-cell table:style-name="ce36" office:value-type="string" calcext:value-type="string">
            <text:p>Herbivorous</text:p>
          </table:table-cell>
          <table:table-cell office:value-type="float" office:value="3" calcext:value-type="float">
            <text:p>3</text:p>
          </table:table-cell>
          <table:table-cell office:value-type="float" office:value="0.35" calcext:value-type="float">
            <text:p>0.35</text:p>
          </table:table-cell>
          <table:table-cell office:value-type="string" calcext:value-type="string">
            <text:p>Chame, M. 2003. Terrestrial mammal feces: a morphometric summary and description. 98 (Suppl. I): 71–94.</text:p>
          </table:table-cell>
          <table:table-cell office:value-type="string" calcext:value-type="string">
            <text:p>da Silva Santos, S., Bonifácio, K.M. and de Lucena, R.F.P. 2021. Use and traditional management of Galea spixii (Wagler 1831) and Kerodon rupestris (Wied-Neuwied 1820) in the municipalities of Pau dos Ferros, Encanto, and Francisco Dantas (northeastern Brazil). Environment, Development and Sustainability 23 (8): 12446–12462.</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aviidae</text:p>
          </table:table-cell>
          <table:table-cell table:style-name="ce46" office:value-type="string" calcext:value-type="string">
            <text:p>Kerodon rupestris</text:p>
          </table:table-cell>
          <table:table-cell table:style-name="ce36" office:value-type="string" calcext:value-type="string">
            <text:p>Herbivorous</text:p>
          </table:table-cell>
          <table:table-cell office:value-type="float" office:value="5" calcext:value-type="float">
            <text:p>5</text:p>
          </table:table-cell>
          <table:table-cell office:value-type="float" office:value="0.612" calcext:value-type="float">
            <text:p>0.612</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7616" xlink:type="simple">https://www.gbif.org/species/2437616</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Microtus montanus</text:p>
          </table:table-cell>
          <table:table-cell table:style-name="ce36" office:value-type="string" calcext:value-type="string">
            <text:p>Herbivorous</text:p>
          </table:table-cell>
          <table:table-cell office:value-type="float" office:value="1" calcext:value-type="float">
            <text:p>1</text:p>
          </table:table-cell>
          <table:table-cell office:value-type="float" office:value="0.06115" calcext:value-type="float">
            <text:p>0.06115</text:p>
          </table:table-cell>
          <table:table-cell office:value-type="string" calcext:value-type="string">
            <text:p>Chame, M. 2003. Terrestrial mammal feces: a morphometric summary and description. 98 (Suppl. I): 71–94.</text:p>
          </table:table-cell>
          <table:table-cell office:value-type="string" calcext:value-type="string">
            <text:p>Stidham, C. 2020. "Microtus montanus" (On-line), Animal Diversity Web. Accessed June 21, 2022 at <text:a xlink:href="https://animaldiversity.org/accounts/Microtus_montanus/" xlink:type="simple">https://animaldiversity.org/accounts/Microtus_montan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Arborimus longicaudus</text:p>
          </table:table-cell>
          <table:table-cell table:style-name="ce36" office:value-type="string" calcext:value-type="string">
            <text:p>Herbivorous</text:p>
          </table:table-cell>
          <table:table-cell office:value-type="float" office:value="1.25" calcext:value-type="float">
            <text:p>1.25</text:p>
          </table:table-cell>
          <table:table-cell office:value-type="float" office:value="0.037" calcext:value-type="float">
            <text:p>0.037</text:p>
          </table:table-cell>
          <table:table-cell office:value-type="string" calcext:value-type="string">
            <text:p>Elbroch, M., Kresky, M. and Evans, J. 2012. Field guide to animal tracks and scat of California. University of California Press, Berkeley, Los Angeles, London.</text:p>
          </table:table-cell>
          <table:table-cell/>
          <table:table-cell office:value-type="string" calcext:value-type="string">
            <text:p>Measured from a photo in Elbroch et al. (2012).</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Dicrostonyx groenlandicus</text:p>
          </table:table-cell>
          <table:table-cell table:style-name="ce36" office:value-type="string" calcext:value-type="string">
            <text:p>Herbivorous</text:p>
          </table:table-cell>
          <table:table-cell office:value-type="float" office:value="2" calcext:value-type="float">
            <text:p>2</text:p>
          </table:table-cell>
          <table:table-cell office:value-type="float" office:value="0.071" calcext:value-type="float">
            <text:p>0.071</text:p>
          </table:table-cell>
          <table:table-cell office:value-type="string" calcext:value-type="string">
            <text:p>Chame, M. 2003. Terrestrial mammal feces: a morphometric summary and description. 98 (Suppl. I): 71–94.</text:p>
          </table:table-cell>
          <table:table-cell office:value-type="string" calcext:value-type="string">
            <text:p>Poloskey, T. 2000. "Dicrostonyx groenlandicus" (On-line), Animal Diversity Web. Accessed June 21, 2022 at <text:a xlink:href="https://animaldiversity.org/accounts/Dicrostonyx_groenlandicus/" xlink:type="simple">https://animaldiversity.org/accounts/Dicrostonyx_groenland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Microtus arvalis</text:p>
          </table:table-cell>
          <table:table-cell table:style-name="ce36"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office:value-type="string" calcext:value-type="string">
            <text:p>Noble, S. 2017. "Microtus arvalis" (On-line), Animal Diversity Web. Accessed June 30, 2022 at <text:a xlink:href="https://animaldiversity.org/accounts/Microtus_arvalis/" xlink:type="simple">https://animaldiversity.org/accounts/Microtus_arv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Arvicola amphibius</text:p>
          </table:table-cell>
          <table:table-cell table:style-name="ce35" office:value-type="string" calcext:value-type="string">
            <text:p>Omnivorous</text:p>
          </table:table-cell>
          <table:table-cell office:value-type="float" office:value="3.5" calcext:value-type="float">
            <text:p>3.5</text:p>
          </table:table-cell>
          <table:table-cell office:value-type="float" office:value="0.2475" calcext:value-type="float">
            <text:p>0.2475</text:p>
          </table:table-cell>
          <table:table-cell office:value-type="string" calcext:value-type="string">
            <text:p>Chame, M. 2003. Terrestrial mammal feces: a morphometric summary and description. 98 (Suppl. I): 71–94.</text:p>
          </table:table-cell>
          <table:table-cell office:value-type="string" calcext:value-type="string">
            <text:p>Oliphant, M. 2003. "Arvicola amphibius" (On-line), Animal Diversity Web. Accessed June 21, 2022 at <text:a xlink:href="https://animaldiversity.org/accounts/Arvicola_amphibius/" xlink:type="simple">https://animaldiversity.org/accounts/Arvicola_amphibi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Cricetidae</text:p>
          </table:table-cell>
          <table:table-cell table:style-name="ce46" office:value-type="string" calcext:value-type="string">
            <text:p>Ondatra zibethicus</text:p>
          </table:table-cell>
          <table:table-cell table:style-name="ce35" office:value-type="string" calcext:value-type="string">
            <text:p>Omnivorous</text:p>
          </table:table-cell>
          <table:table-cell office:value-type="float" office:value="6.4" calcext:value-type="float">
            <text:p>6.4</text:p>
          </table:table-cell>
          <table:table-cell office:value-type="float" office:value="1.1358" calcext:value-type="float">
            <text:p>1.1358</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Measured from photos (n=23) in Elbroch et al. (2012).</text:p>
          </table:table-cell>
          <table:table-cell table:number-columns-repeated="1014"/>
        </table:table-row>
        <table:table-row table:style-name="ro1">
          <table:table-cell table:style-name="ce38" office:value-type="string" calcext:value-type="string">
            <text:p>Amniota, Mammalia, Placentalia, Glires, Rodentia, Cuniculidae</text:p>
          </table:table-cell>
          <table:table-cell table:style-name="ce46" office:value-type="string" calcext:value-type="string">
            <text:p>Cuniculus paca</text:p>
          </table:table-cell>
          <table:table-cell table:style-name="ce36" office:value-type="string" calcext:value-type="string">
            <text:p>Herbivorous</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Chame, M. 2003. Terrestrial mammal feces: a morphometric summary and description. 98 (Suppl. I): 71–94.</text:p>
          </table:table-cell>
          <table:table-cell office:value-type="string" calcext:value-type="string">
            <text:p>Macdonald, G. 2013. "Cuniculus paca" (On-line), Animal Diversity Web. Accessed June 21, 2022 at <text:a xlink:href="https://animaldiversity.org/accounts/Cuniculus_paca/" xlink:type="simple">https://animaldiversity.org/accounts/Cuniculus_paca/</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Echimyidae</text:p>
          </table:table-cell>
          <table:table-cell table:style-name="ce46" office:value-type="string" calcext:value-type="string">
            <text:p>Myocastor coypus</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Echimyidae</text:p>
          </table:table-cell>
          <table:table-cell table:style-name="ce46" office:value-type="string" calcext:value-type="string">
            <text:p>Thrichomys apereoides</text:p>
          </table:table-cell>
          <table:table-cell table:style-name="ce35" office:value-type="string" calcext:value-type="string">
            <text:p>Omnivorous</text:p>
          </table:table-cell>
          <table:table-cell office:value-type="float" office:value="2.5" calcext:value-type="float">
            <text:p>2.5</text:p>
          </table:table-cell>
          <table:table-cell office:value-type="float" office:value="0.255" calcext:value-type="float">
            <text:p>0.255</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9813" xlink:type="simple">https://www.gbif.org/species/2439813</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Erethizontidae</text:p>
          </table:table-cell>
          <table:table-cell table:style-name="ce46" office:value-type="string" calcext:value-type="string">
            <text:p>Erethizon dorsatum</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8" calcext:value-type="float">
            <text:p>8</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Geomyidae</text:p>
          </table:table-cell>
          <table:table-cell table:style-name="ce46" office:value-type="string" calcext:value-type="string">
            <text:p>Thomomys talpoides</text:p>
          </table:table-cell>
          <table:table-cell table:style-name="ce36" office:value-type="string" calcext:value-type="string">
            <text:p>Herbivorous</text:p>
          </table:table-cell>
          <table:table-cell office:value-type="float" office:value="2" calcext:value-type="float">
            <text:p>2</text:p>
          </table:table-cell>
          <table:table-cell office:value-type="float" office:value="0.11" calcext:value-type="float">
            <text:p>0.11</text:p>
          </table:table-cell>
          <table:table-cell office:value-type="string" calcext:value-type="string">
            <text:p>Chame, M. 2003. Terrestrial mammal feces: a morphometric summary and description. 98 (Suppl. I): 71–94.</text:p>
          </table:table-cell>
          <table:table-cell office:value-type="string" calcext:value-type="string">
            <text:p>Long, S. 2003. "Thomomys talpoides" (On-line), Animal Diversity Web. Accessed June 21, 2022 at <text:a xlink:href="https://animaldiversity.org/accounts/Thomomys_talpoides/" xlink:type="simple">https://animaldiversity.org/accounts/Thomomys_talpoide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Heteromyidae</text:p>
          </table:table-cell>
          <table:table-cell table:style-name="ce46" office:value-type="string" calcext:value-type="string">
            <text:p>Perognathus parvus</text:p>
          </table:table-cell>
          <table:table-cell table:style-name="ce35" office:value-type="string" calcext:value-type="string">
            <text:p>Omnivorous</text:p>
          </table:table-cell>
          <table:table-cell office:value-type="float" office:value="0.75" calcext:value-type="float">
            <text:p>0.75</text:p>
          </table:table-cell>
          <table:table-cell office:value-type="float" office:value="0.0201" calcext:value-type="float">
            <text:p>0.0201</text:p>
          </table:table-cell>
          <table:table-cell office:value-type="string" calcext:value-type="string">
            <text:p>Chame, M. 2003. Terrestrial mammal feces: a morphometric summary and description. 98 (Suppl. I): 71–94.</text:p>
          </table:table-cell>
          <table:table-cell office:value-type="string" calcext:value-type="string">
            <text:p>Luu, J. 1999. "Perognathus parvus" (On-line), Animal Diversity Web. Accessed June 28, 2022 at <text:a xlink:href="https://animaldiversity.org/accounts/Perognathus_parvus/" xlink:type="simple">https://animaldiversity.org/accounts/Perognathus_parv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Muridae</text:p>
          </table:table-cell>
          <table:table-cell table:style-name="ce46" office:value-type="string" calcext:value-type="string">
            <text:p>Mus musculus</text:p>
          </table:table-cell>
          <table:table-cell table:style-name="ce35"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Muridae</text:p>
          </table:table-cell>
          <table:table-cell table:style-name="ce46" office:value-type="string" calcext:value-type="string">
            <text:p>Rattus rattus</text:p>
          </table:table-cell>
          <table:table-cell table:style-name="ce35"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Muridae</text:p>
          </table:table-cell>
          <table:table-cell table:style-name="ce46" office:value-type="string" calcext:value-type="string">
            <text:p>Rattus norvegicus</text:p>
          </table:table-cell>
          <table:table-cell table:style-name="ce35" office:value-type="string" calcext:value-type="string">
            <text:p>Omnivorous</text:p>
          </table:table-cell>
          <table:table-cell office:value-type="float" office:value="4.9" calcext:value-type="float">
            <text:p>4.9</text:p>
          </table:table-cell>
          <table:table-cell office:value-type="float" office:value="0.4" calcext:value-type="float">
            <text:p>0.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Sciurus aberti</text:p>
          </table:table-cell>
          <table:table-cell table:style-name="ce36" office:value-type="string" calcext:value-type="string">
            <text:p>Herbivorous</text:p>
          </table:table-cell>
          <table:table-cell office:value-type="float" office:value="5" calcext:value-type="float">
            <text:p>5</text:p>
          </table:table-cell>
          <table:table-cell office:value-type="float" office:value="0.62" calcext:value-type="float">
            <text:p>0.6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Marks, A. 2014. "Sciurus aberti" (On-line), Animal Diversity Web. Accessed June 21, 2022 at <text:a xlink:href="https://animaldiversity.org/accounts/Sciurus_aberti/" xlink:type="simple">https://animaldiversity.org/accounts/Sciurus_abert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Sciurus vulgaris</text:p>
          </table:table-cell>
          <table:table-cell table:style-name="ce36"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Tamias dorsalis</text:p>
          </table:table-cell>
          <table:table-cell table:style-name="ce35" office:value-type="string" calcext:value-type="string">
            <text:p>Omnivorous</text:p>
          </table:table-cell>
          <table:table-cell office:value-type="float" office:value="1" calcext:value-type="float">
            <text:p>1</text:p>
          </table:table-cell>
          <table:table-cell office:value-type="float" office:value="0.07" calcext:value-type="float">
            <text:p>0.07</text:p>
          </table:table-cell>
          <table:table-cell office:value-type="string" calcext:value-type="string">
            <text:p>Chame, M. 2003. Terrestrial mammal feces: a morphometric summary and description. 98 (Suppl. I): 71–94.</text:p>
          </table:table-cell>
          <table:table-cell office:value-type="string" calcext:value-type="string">
            <text:p>Venne, L. 2004. "Tamias dorsalis" (On-line), Animal Diversity Web. Accessed June 21, 2022 at <text:a xlink:href="https://animaldiversity.org/accounts/Tamias_dorsalis/" xlink:type="simple">https://animaldiversity.org/accounts/Tamias_dorsal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Tamias striatus</text:p>
          </table:table-cell>
          <table:table-cell table:style-name="ce35" office:value-type="string" calcext:value-type="string">
            <text:p>Omnivorous</text:p>
          </table:table-cell>
          <table:table-cell office:value-type="float" office:value="2" calcext:value-type="float">
            <text:p>2</text:p>
          </table:table-cell>
          <table:table-cell office:value-type="float" office:value="0.0905" calcext:value-type="float">
            <text:p>0.0905</text:p>
          </table:table-cell>
          <table:table-cell office:value-type="string" calcext:value-type="string">
            <text:p>Chame, M. 2003. Terrestrial mammal feces: a morphometric summary and description. 98 (Suppl. I): 71–94.</text:p>
          </table:table-cell>
          <table:table-cell office:value-type="string" calcext:value-type="string">
            <text:p>Kroll, M. 2013. "Tamias striatus" (On-line), Animal Diversity Web. Accessed June 21, 2022 at <text:a xlink:href="https://animaldiversity.org/accounts/Tamias_striatus/" xlink:type="simple">https://animaldiversity.org/accounts/Tamias_striat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Tamiasciurus hudsonicus</text:p>
          </table:table-cell>
          <table:table-cell table:style-name="ce35" office:value-type="string" calcext:value-type="string">
            <text:p>Omnivorous</text:p>
          </table:table-cell>
          <table:table-cell office:value-type="float" office:value="3" calcext:value-type="float">
            <text:p>3</text:p>
          </table:table-cell>
          <table:table-cell office:value-type="float" office:value="0.21297" calcext:value-type="float">
            <text:p>0.21297</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ubin, C. 2012. "Tamiasciurus hudsonicus" (On-line), Animal Diversity Web. Accessed June 21, 2022 at <text:a xlink:href="https://animaldiversity.org/accounts/Tamiasciurus_hudsonicus/" xlink:type="simple">https://animaldiversity.org/accounts/Tamiasciurus_hudsonicu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Sciurus carolinensis</text:p>
          </table:table-cell>
          <table:table-cell table:style-name="ce35" office:value-type="string" calcext:value-type="string">
            <text:p>Omnivorous</text:p>
          </table:table-cell>
          <table:table-cell office:value-type="float" office:value="4.6" calcext:value-type="float">
            <text:p>4.6</text:p>
          </table:table-cell>
          <table:table-cell office:value-type="float" office:value="0.54033" calcext:value-type="float">
            <text:p>0.54033</text:p>
          </table:table-cell>
          <table:table-cell office:value-type="string" calcext:value-type="string">
            <text:p><text:a xlink:href="http://www.ruewildlifephotos.com/products/NVNz/Squirrel-Gray-Eastern-lt-br-gt-Sciurus-carolinens-Sciuridae-lt-br-gt-RWP-86610-3.htm" xlink:type="simple">http://www.ruewildlifephotos.com/products/NVNz/Squirrel-Gray-Eastern-lt-br-gt-Sciurus-carolinens-Sciuridae-lt-br-gt-RWP-86610-3.htm</text:a></text:p>
          </table:table-cell>
          <table:table-cell office:value-type="string" calcext:value-type="string">
            <text:p>Lawniczak, M. 2002. "Sciurus carolinensis" (On-line), Animal Diversity Web. Accessed June 21, 2022 at <text:a xlink:href="https://animaldiversity.org/accounts/Sciurus_carolinensis/" xlink:type="simple">https://animaldiversity.org/accounts/Sciurus_carolinensis/</text:a></text:p>
          </table:table-cell>
          <table:table-cell office:value-type="string" calcext:value-type="string">
            <text:p>Measured from photos (n=5).</text:p>
          </table:table-cell>
          <table:table-cell table:number-columns-repeated="1014"/>
        </table:table-row>
        <table:table-row table:style-name="ro1">
          <table:table-cell table:style-name="ce38" office:value-type="string" calcext:value-type="string">
            <text:p>Amniota, Mammalia, Placentalia, Glires, Rodentia, Sciuridae</text:p>
          </table:table-cell>
          <table:table-cell table:style-name="ce46" office:value-type="string" calcext:value-type="string">
            <text:p>Xerus inauris</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5285" calcext:value-type="float">
            <text:p>0.5285</text:p>
          </table:table-cell>
          <table:table-cell office:value-type="string" calcext:value-type="string">
            <text:p>Chame, M. 2003. Terrestrial mammal feces: a morphometric summary and description. 98 (Suppl. I): 71–94.</text:p>
          </table:table-cell>
          <table:table-cell office:value-type="string" calcext:value-type="string">
            <text:p>Richards, T. 2009. "Xerus inauris" (On-line), Animal Diversity Web. Accessed June 21, 2022 at <text:a xlink:href="https://animaldiversity.org/accounts/Xerus_inauris/" xlink:type="simple">https://animaldiversity.org/accounts/Xerus_inauris/</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Perissodactyla</text:p>
          </table:table-cell>
          <table:table-cell table:style-name="ce46" office:value-type="string" calcext:value-type="string">
            <text:p>Equus burchellii</text:p>
          </table:table-cell>
          <table:table-cell table:style-name="ce36"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38" office:value-type="string" calcext:value-type="string">
            <text:p>Amniota, Mammalia, Placentalia, Primates</text:p>
          </table:table-cell>
          <table:table-cell table:style-name="ce46" office:value-type="string" calcext:value-type="string">
            <text:p>Alouatta caraya</text:p>
          </table:table-cell>
          <table:table-cell table:style-name="ce36"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38" office:value-type="string" calcext:value-type="string">
            <text:p>Amniota, Mammalia, Placentalia, Primates</text:p>
          </table:table-cell>
          <table:table-cell table:style-name="ce46" office:value-type="string" calcext:value-type="string">
            <text:p>Sapajus libidinosus</text:p>
          </table:table-cell>
          <table:table-cell table:style-name="ce35"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38" office:value-type="string" calcext:value-type="string">
            <text:p>Amniota, Mammalia, Placentalia, Primates</text:p>
          </table:table-cell>
          <table:table-cell table:style-name="ce46" office:value-type="string" calcext:value-type="string">
            <text:p>Homo sapiens</text:p>
          </table:table-cell>
          <table:table-cell table:style-name="ce35"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40" office:value-type="string" calcext:value-type="string">
            <text:p>Amniota, Mammalia, Placentalia, Xenarthra</text:p>
          </table:table-cell>
          <table:table-cell table:style-name="ce46" office:value-type="string" calcext:value-type="string">
            <text:p>Dasypus novemcinctus</text:p>
          </table:table-cell>
          <table:table-cell table:style-name="ce40"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40" office:value-type="string" calcext:value-type="string">
            <text:p>Amniota, Mammalia, Placentalia, Xenarthra</text:p>
          </table:table-cell>
          <table:table-cell table:style-name="ce46" office:value-type="string" calcext:value-type="string">
            <text:p>Tamandua tetradactyla</text:p>
          </table:table-cell>
          <table:table-cell table:style-name="ce40"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Sayornis nigricans</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Actitis macularius</text:p>
          </table:table-cell>
          <table:table-cell table:style-name="ce40"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Leuconotopicus villosus</text:p>
          </table:table-cell>
          <table:table-cell table:style-name="ce40"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Petrochelidon pyrrhonota</text:p>
          </table:table-cell>
          <table:table-cell table:style-name="ce40"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orvus corax</text:p>
          </table:table-cell>
          <table:table-cell table:style-name="ce40"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allipepla californica</text:p>
          </table:table-cell>
          <table:table-cell table:style-name="ce36"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Dendragapus obscurus</text:p>
          </table:table-cell>
          <table:table-cell table:style-name="ce36"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Antigone canadensis</text:p>
          </table:table-cell>
          <table:table-cell table:style-name="ce36"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Branta canadensis</text:p>
          </table:table-cell>
          <table:table-cell table:style-name="ce36"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ygnus olor</text:p>
          </table:table-cell>
          <table:table-cell table:style-name="ce36"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Pipilo maculatus</text:p>
          </table:table-cell>
          <table:table-cell table:style-name="ce35"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Passer domesticus</text:p>
          </table:table-cell>
          <table:table-cell table:style-name="ce35"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Turdus migratorius</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olaptes auratus</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olinus virginianus</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Anas platyrhynchos</text:p>
          </table:table-cell>
          <table:table-cell table:style-name="ce35"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Geococcyx californianus</text:p>
          </table:table-cell>
          <table:table-cell table:style-name="ce35"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Bonasa umbellus</text:p>
          </table:table-cell>
          <table:table-cell table:style-name="ce35"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Corvus brachyrhynchos</text:p>
          </table:table-cell>
          <table:table-cell table:style-name="ce35"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Dryocopus pileatus</text:p>
          </table:table-cell>
          <table:table-cell table:style-name="ce35"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Phasianus colchicus</text:p>
          </table:table-cell>
          <table:table-cell table:style-name="ce35"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Aves</text:p>
          </table:table-cell>
          <table:table-cell office:value-type="string" calcext:value-type="string">
            <text:p><text:span text:style-name="T1">Meleagris gallopavo</text:span> wild male</text:p>
          </table:table-cell>
          <table:table-cell table:style-name="ce35"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41" office:value-type="string" calcext:value-type="string">
            <text:p>Amniota, Reptilia, Archosauria, Aves</text:p>
          </table:table-cell>
          <table:table-cell table:style-name="ce46" office:value-type="string" calcext:value-type="string">
            <text:p>Dromaius novaehollandiae</text:p>
          </table:table-cell>
          <table:table-cell table:style-name="ce35"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41" office:value-type="string" calcext:value-type="string">
            <text:p>Amniota, Reptilia, Archosauria, Crocodilia</text:p>
          </table:table-cell>
          <table:table-cell table:style-name="ce46" office:value-type="string" calcext:value-type="string">
            <text:p>Crocodylus moreletii</text:p>
          </table:table-cell>
          <table:table-cell table:style-name="ce40"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41" office:value-type="string" calcext:value-type="string">
            <text:p>Amniota, Reptilia, Archosauria, Crocodilia</text:p>
          </table:table-cell>
          <table:table-cell table:style-name="ce46" office:value-type="string" calcext:value-type="string">
            <text:p>Paleosuchus palpebrosus</text:p>
          </table:table-cell>
          <table:table-cell table:style-name="ce40"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3">The body mass is taken from a similarly sized individual of </text:span><text:span text:style-name="T4">Paleosuchus trigonatus</text:span><text:span text:style-name="T5">.</text:span></text:p>
          </table:table-cell>
          <table:table-cell table:number-columns-repeated="1014"/>
        </table:table-row>
        <table:table-row table:style-name="ro1">
          <table:table-cell table:style-name="ce41" office:value-type="string" calcext:value-type="string">
            <text:p>Amniota, Reptilia, Archosauria, Crocodilia</text:p>
          </table:table-cell>
          <table:table-cell table:style-name="ce46" office:value-type="string" calcext:value-type="string">
            <text:p>Crocodylus rhombifer</text:p>
          </table:table-cell>
          <table:table-cell table:style-name="ce40"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41" office:value-type="string" calcext:value-type="string">
            <text:p>Amniota, Reptilia, Archosauria, Crocodilia</text:p>
          </table:table-cell>
          <table:table-cell table:style-name="ce46" office:value-type="string" calcext:value-type="string">
            <text:p>Crocodylus cataphractus</text:p>
          </table:table-cell>
          <table:table-cell table:style-name="ce40"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Sceloporus occidentalis</text:p>
          </table:table-cell>
          <table:table-cell table:style-name="ce40"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Phrynosoma cornutum</text:p>
          </table:table-cell>
          <table:table-cell table:style-name="ce40"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Crotalus atrox</text:p>
          </table:table-cell>
          <table:table-cell table:style-name="ce40"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Pituophis catenifer</text:p>
          </table:table-cell>
          <table:table-cell table:style-name="ce40"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Vipera berus</text:p>
          </table:table-cell>
          <table:table-cell table:style-name="ce40"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Python regius</text:p>
          </table:table-cell>
          <table:table-cell table:style-name="ce40"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42" office:value-type="string" calcext:value-type="string">
            <text:p>Amniota, Reptilia, Squamata</text:p>
          </table:table-cell>
          <table:table-cell table:style-name="ce46" office:value-type="string" calcext:value-type="string">
            <text:p>Ophiophagus hannah</text:p>
          </table:table-cell>
          <table:table-cell table:style-name="ce40"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Chelydra serpentina</text:p>
          </table:table-cell>
          <table:table-cell table:style-name="ce40"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Chelydra serpentina</text:p>
          </table:table-cell>
          <table:table-cell table:style-name="ce40"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Gopherus agassizii</text:p>
          </table:table-cell>
          <table:table-cell table:style-name="ce36"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Chrysemys picta</text:p>
          </table:table-cell>
          <table:table-cell table:style-name="ce35"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Chelonia mydas</text:p>
          </table:table-cell>
          <table:table-cell table:style-name="ce35"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43" office:value-type="string" calcext:value-type="string">
            <text:p>Amniota, Reptilia, Testudines</text:p>
          </table:table-cell>
          <table:table-cell table:style-name="ce46" office:value-type="string" calcext:value-type="string">
            <text:p>Testudo hermanni</text:p>
          </table:table-cell>
          <table:table-cell table:style-name="ce35"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44" office:value-type="string" calcext:value-type="string">
            <text:p>Amphibia, Anura</text:p>
          </table:table-cell>
          <table:table-cell table:style-name="ce46" office:value-type="string" calcext:value-type="string">
            <text:p>Anaxyrus woodhousii</text:p>
          </table:table-cell>
          <table:table-cell table:style-name="ce40"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44" office:value-type="string" calcext:value-type="string">
            <text:p>Amphibia, Anura</text:p>
          </table:table-cell>
          <table:table-cell table:style-name="ce46" office:value-type="string" calcext:value-type="string">
            <text:p>Anaxyrus boreas</text:p>
          </table:table-cell>
          <table:table-cell table:style-name="ce40"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44" office:value-type="string" calcext:value-type="string">
            <text:p>Amphibia, Urodela</text:p>
          </table:table-cell>
          <table:table-cell table:style-name="ce46" office:value-type="string" calcext:value-type="string">
            <text:p>Notophthalmus viridescens</text:p>
          </table:table-cell>
          <table:table-cell table:style-name="ce40"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44" office:value-type="string" calcext:value-type="string">
            <text:p>Amphibia, Urodela</text:p>
          </table:table-cell>
          <table:table-cell table:style-name="ce46" office:value-type="string" calcext:value-type="string">
            <text:p>Ambystoma tigrinum</text:p>
          </table:table-cell>
          <table:table-cell table:style-name="ce40"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44" office:value-type="string" calcext:value-type="string">
            <text:p>Amphibia, Urodela</text:p>
          </table:table-cell>
          <table:table-cell table:style-name="ce46" office:value-type="string" calcext:value-type="string">
            <text:p>Ambystoma maculatum</text:p>
          </table:table-cell>
          <table:table-cell table:style-name="ce40"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366">
          <table:table-cell table:number-columns-repeated="1022"/>
        </table:table-row>
        <table:table-row table:style-name="ro2" table:number-rows-repeated="14">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9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2-07-01T18:34:22.755395647</dc:date>
    <dc:creator>Piotr Bajdek</dc:creator>
    <meta:editing-duration>P1DT23H29M34S</meta:editing-duration>
    <meta:editing-cycles>298</meta:editing-cycles>
    <meta:generator>LibreOffice/7.3.4.2$Linux_X86_64 LibreOffice_project/728fec16bd5f605073805c3c9e7c4212a0120dc5</meta:generator>
    <meta:document-statistic meta:table-count="1" meta:cell-count="1530" meta:object-count="0"/>
  </office:meta>
</office:document-meta>
</file>